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189.89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29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6.84pt" fo:break-before="auto" style:use-optimal-row-height="true"/>
    </style:style>
    <style:style style:name="ro2" style:family="table-row">
      <style:table-row-properties style:row-height="77.61pt" fo:break-before="auto" style:use-optimal-row-height="true"/>
    </style:style>
    <style:style style:name="ro3" style:family="table-row">
      <style:table-row-properties style:row-height="90.26pt" fo:break-before="auto" style:use-optimal-row-height="true"/>
    </style:style>
    <style:style style:name="ro4" style:family="table-row">
      <style:table-row-properties style:row-height="64.91pt" fo:break-before="auto" style:use-optimal-row-height="true"/>
    </style:style>
    <style:style style:name="ro5" style:family="table-row">
      <style:table-row-properties style:row-height="52.21pt" fo:break-before="auto" style:use-optimal-row-height="true"/>
    </style:style>
    <style:style style:name="ro6" style:family="table-row">
      <style:table-row-properties style:row-height="39.54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/>
          <table:table-cell table:style-name="ce4" office:value-type="string" calcext:value-type="string">
            <text:p>Filament</text:p>
          </table:table-cell>
          <table:table-cell table:style-name="ce4" office:value-type="string" calcext:value-type="string">
            <text:p>Special Properties</text:p>
          </table:table-cell>
          <table:table-cell table:style-name="ce4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5" office:value-type="string" calcext:value-type="string">
            <text:p>Real PETG</text:p>
          </table:table-cell>
          <table:table-cell table:style-name="ce5" office:value-type="string" calcext:value-type="string">
            <text:p>Good PETG Quality, Alternative to Prusament,,</text:p>
            <text:p>Food safe, Good adhesion, a bit runny</text:p>
          </table:table-cell>
          <table:table-cell table:style-name="ce10" office:value-type="string" calcext:value-type="string">
            <text:p>0.35,,</text:p>
            <text:p>0.30,,</text:p>
            <text:p> 0.25,,</text:p>
            <text:p>0.20,,</text:p>
            <text:p> 0.15,,</text:p>
            <text:p> 0.10</text:p>
          </table:table-cell>
        </table:table-row>
        <table:table-row table:style-name="ro3">
          <table:table-cell/>
          <table:table-cell table:style-name="ce5" office:value-type="string" calcext:value-type="string">
            <text:p>Prusamen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 office:value-type="string" calcext:value-type="string">
            <text:p>0.35,,</text:p>
            <text:p>0.30,,</text:p>
            <text:p>0.25,,</text:p>
            <text:p> 0.20,,</text:p>
            <text:p> 0.15,,</text:p>
            <text:p> 0.10,,</text:p>
            <text:p> 0.07 beta</text:p>
          </table:table-cell>
        </table:table-row>
        <table:table-row table:style-name="ro4">
          <table:table-cell/>
          <table:table-cell table:style-name="ce5" office:value-type="string" calcext:value-type="string">
            <text:p>FormFutura EASYWOOD</text:p>
          </table:table-cell>
          <table:table-cell table:style-name="ce5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5">
          <table:table-cell/>
          <table:table-cell table:style-name="ce5" office:value-type="string" calcext:value-type="string">
            <text:p>FormFutura STONEFILL</text:p>
          </table:table-cell>
          <table:table-cell table:style-name="ce5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5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5">
          <table:table-cell/>
          <table:table-cell table:style-name="ce5" office:value-type="string" calcext:value-type="string">
            <text:p>FormFutura ApolloX ASA</text:p>
          </table:table-cell>
          <table:table-cell table:style-name="ce5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5" office:value-type="string" calcext:value-type="string">
            <text:p>0,25,,</text:p>
            <text:p>0.20,,</text:p>
            <text:p> 0.15,,</text:p>
            <text:p>0.10</text:p>
          </table:table-cell>
        </table:table-row>
        <table:table-row table:style-name="ro1">
          <table:table-cell/>
          <table:table-cell table:style-name="ce5" office:value-type="string" calcext:value-type="string">
            <text:p>FFFWORLD FlexiSmart TPU</text:p>
          </table:table-cell>
          <table:table-cell table:style-name="ce5" office:value-type="string" calcext:value-type="string">
            <text:p>Very soft TPU, Good for Cases,,</text:p>
            <text:p>  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6">
          <table:table-cell/>
          <table:table-cell table:style-name="ce5" office:value-type="string" calcext:value-type="string">
            <text:p>3dk 3dkTOP</text:p>
          </table:table-cell>
          <table:table-cell table:style-name="ce5" office:value-type="string" calcext:value-type="string">
            <text:p>Heat resistant up to 230 Degrees ,,</text:p>
            <text:p> After curing, Food safe</text:p>
          </table:table-cell>
          <table:table-cell table:style-name="ce10" office:value-type="string" calcext:value-type="string">
            <text:p>0.20,,</text:p>
            <text:p>0.15,,</text:p>
            <text:p> 0.10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nGen LUX</text:p>
          </table:table-cell>
          <table:table-cell table:style-name="ce5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10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nGen FLEX</text:p>
          </table:table-cell>
          <table:table-cell table:style-name="ce5" office:value-type="string" calcext:value-type="string">
            <text:p>Semi-Flex, easy to print,,</text:p>
            <text:p> Very good layer adheasion, rubber like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STEELFILL</text:p>
          </table:table-cell>
          <table:table-cell table:style-name="ce5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10" office:value-type="string" calcext:value-type="string">
            <text:p>0.20,,</text:p>
            <text:p> 0.15</text:p>
          </table:table-cell>
        </table:table-row>
        <table:table-row table:style-name="ro5">
          <table:table-cell/>
          <table:table-cell office:value-type="string" calcext:value-type="string">
            <text:p>Colorfabb NGEN</text:p>
          </table:table-cell>
          <table:table-cell table:style-name="ce5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5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7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</text:p>
            <text:p>Very abrasive (more than CF!), use Steelnozzle,,</text:p>
            <text:p>Glows for +9 months,Needs to be charged with strong light sourc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4">
          <table:table-cell/>
          <table:table-cell office:value-type="string" calcext:value-type="string">
            <text:p>Colorfabb HT</text:p>
          </table:table-cell>
          <table:table-cell office:value-type="string" calcext:value-type="string">
            <text:p>A bit Hydrophile, Temp resistant to 100 degrees,,</text:p>
            <text:p>Super mechanical performance,greater toughness than XT,,</text:p>
            <text:p>Super strong, nearly see trough, enclousure advised,,</text:p>
            <text:p>FDA approved = Food safe</text:p>
          </table:table-cell>
          <table:table-cell office:value-type="string" calcext:value-type="string">
            <text:p>0.25,,</text:p>
            <text:p>0.20,,</text:p>
            <text:p>0.15,,</text:p>
            <text:p>0.10 beta,,</text:p>
            <text:p>0.07 beta</text:p>
          </table:table-cell>
        </table:table-row>
        <table:table-row table:style-name="ro7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Corkfill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Colorfabb WoodFill</text:p>
          </table:table-cell>
          <table:table-cell office:value-type="string" calcext:value-type="string">
            <text:p>Wood like structure, very light parts, very bright wood color,,</text:p>
            <text:p>30% recycled woodfibres, PLA/PHA + fine pinewood fibres,,</text:p>
            <text:p>Easy sanded,Good with wood filler and wood stain,,</text:p>
            <text:p>Very soft filament, after sanding very woodlike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Proto-pasta Magnetic Iron PLA</text:p>
          </table:table-cell>
          <table:table-cell office:value-type="string" calcext:value-type="string">
            <text:p>Filament that is feromagnetic, Filament that can RUST,,</text:p>
            <text:p>PLA base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 beta</text:p>
          </table:table-cell>
        </table:table-row>
        <table:table-row table:style-name="ro5">
          <table:table-cell/>
          <table:table-cell office:value-type="string" calcext:value-type="string">
            <text:p>feelcolor Kanova materic Marble</text:p>
          </table:table-cell>
          <table:table-cell office:value-type="string" calcext:value-type="string">
            <text:p>k/canova mineral stone material,porous for sanding and coloring,,</text:p>
            <text:p>Suitable for modeling like plaster/soap stone with knife,,</text:p>
            <text:p>More perimters advised, GLUESTICK needed!,</text:p>
          </table:table-cell>
          <table:table-cell office:value-type="string" calcext:value-type="string">
            <text:p>0.20,,</text:p>
            <text:p>0.15,,</text:p>
            <text:p>0.10,,</text:p>
            <text:p>0.07 beta</text:p>
          </table:table-cell>
        </table:table-row>
        <table:table-row table:style-name="ro1">
          <table:table-cell/>
          <table:table-cell office:value-type="string" calcext:value-type="string">
            <text:p>Lay Filaments Lay-Felt Poro-Lay</text:p>
          </table:table-cell>
          <table:table-cell office:value-type="string" calcext:value-type="string">
            <text:p>Expermimental filament!, gets soft when submerged in water,,</text:p>
            <text:p>Felt like feel, 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y Filaments MoldLay</text:p>
          </table:table-cell>
          <table:table-cell office:value-type="string" calcext:value-type="string">
            <text:p>Wax like filament, for lost mold casting,,</text:p>
            <text:p>Gets water liquid at 275 degrees, let cool down the print!,,</text:p>
            <text:p>Prints moulds for permanent casting and for lost-wax casting.</text:p>
          </table:table-cell>
          <table:table-cell office:value-type="string" calcext:value-type="string">
            <text:p>0.25,,</text:p>
            <text:p>0.20,,</text:p>
            <text:p>0.15 beta</text:p>
          </table:table-cell>
        </table:table-row>
        <table:table-row table:style-name="ro7">
          <table:table-cell/>
          <table:table-cell table:style-name="ce8" office:value-type="string" calcext:value-type="string">
            <text:p>EUMAKERS PLA Glow Blue</text:p>
          </table:table-cell>
          <table:table-cell table:style-name="ce5" table:number-columns-repeated="2"/>
        </table:table-row>
        <table:table-row table:style-name="ro7">
          <table:table-cell/>
          <table:table-cell table:style-name="ce8" office:value-type="string" calcext:value-type="string">
            <text:p>Kanesis Weed filament</text:p>
          </table:table-cell>
          <table:table-cell table:style-name="ce10" office:value-type="string" calcext:value-type="string">
            <text:p>Hemp filament with 20% Hemp, rought texture</text:p>
          </table:table-cell>
          <table:table-cell table:style-name="ce10"/>
        </table:table-row>
        <table:table-row table:style-name="ro7">
          <table:table-cell/>
          <table:table-cell table:style-name="ce8" office:value-type="string" calcext:value-type="string">
            <text:p>FiloAlfa ALFAsilk filament,</text:p>
          </table:table-cell>
          <table:table-cell table:style-name="ce10" table:number-columns-repeated="2"/>
        </table:table-row>
        <table:table-row table:style-name="ro7">
          <table:table-cell/>
          <table:table-cell table:style-name="ce8" office:value-type="string" calcext:value-type="string">
            <text:p>feelcolor <text:s/>HIPS filament </text:p>
          </table:table-cell>
          <table:table-cell table:style-name="ce5" table:number-columns-repeated="2"/>
        </table:table-row>
        <table:table-row table:style-name="ro7">
          <table:table-cell/>
          <table:table-cell table:style-name="ce8" office:value-type="string" calcext:value-type="string">
            <text:p>Orbi-Tech PVA</text:p>
          </table:table-cell>
          <table:table-cell table:style-name="ce5" table:number-columns-repeated="2"/>
        </table:table-row>
        <table:table-row table:style-name="ro7">
          <table:table-cell/>
          <table:table-cell table:style-name="ce8" office:value-type="string" calcext:value-type="string">
            <text:p>Formfutura MagicFill Thermo PLA</text:p>
          </table:table-cell>
          <table:table-cell table:style-name="ce5" table:number-columns-repeated="2"/>
        </table:table-row>
        <table:table-row table:style-name="ro7">
          <table:table-cell/>
          <table:table-cell table:style-name="ce8" office:value-type="string" calcext:value-type="string">
            <text:p>PolySmooth</text:p>
          </table:table-cell>
          <table:table-cell table:number-columns-repeated="2"/>
        </table:table-row>
        <table:table-row table:style-name="ro7">
          <table:table-cell/>
          <table:table-cell table:style-name="ce8" office:value-type="string" calcext:value-type="string">
            <text:p>uDiamond PLA by Carbodeon</text:p>
          </table:table-cell>
          <table:table-cell table:number-columns-repeated="2"/>
        </table:table-row>
        <table:table-row table:style-name="ro4">
          <table:table-cell/>
          <table:table-cell table:style-name="ce8" office:value-type="string" calcext:value-type="string">
            <text:p>Copper 3D – PLACTIVE AN1 Antimicrobial Filament</text:p>
          </table:table-cell>
          <table:table-cell office:value-type="string" calcext:value-type="string">
            <text:p>NASA tested, kills 99.99% of fungi, viruses, bacteria,,</text:p>
            <text:p> And a wide range of microorganisms. Can be thermoformed,,</text:p>
            <text:p>Good layer adhesion, FDA approved, A bit stringy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7" table:number-rows-repeated="6">
          <table:table-cell table:number-columns-repeated="4"/>
        </table:table-row>
        <table:table-row table:style-name="ro7">
          <table:table-cell/>
          <table:table-cell table:style-name="ce9"/>
          <table:table-cell table:number-columns-repeated="2"/>
        </table:table-row>
        <table:table-row table:style-name="ro7" table:number-rows-repeated="21">
          <table:table-cell table:number-columns-repeated="4"/>
        </table:table-row>
        <table:table-row table:style-name="ro7" table:number-rows-repeated="5">
          <table:table-cell/>
          <table:table-cell table:style-name="ce9" table:number-columns-repeated="3"/>
        </table:table-row>
        <table:table-row table:style-name="ro7">
          <table:table-cell/>
          <table:table-cell table:style-name="ce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 style:data-style-name="N2" text:time-value="16:57:20.6366666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0-13T17:10:58.427476856</dc:date>
    <meta:editing-duration>PT22H50M36S</meta:editing-duration>
    <meta:editing-cycles>88</meta:editing-cycles>
    <meta:generator>LibreOffice/6.2.7.1$Linux_X86_64 LibreOffice_project/20$Build-1</meta:generator>
    <meta:document-statistic meta:table-count="1" meta:cell-count="77" meta:object-count="0"/>
  </office:meta>
</office:document-meta>
</file>